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none" fo:font-weight="normal" officeooo:rsid="0008fa10" officeooo:paragraph-rsid="00150ba2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none" fo:font-weight="bold" officeooo:rsid="0008fa10" officeooo:paragraph-rsid="00150ba2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paragraph-rsid="00150ba2" style:font-size-asian="15pt" style:font-size-complex="15pt"/>
    </style:style>
    <style:style style:name="P4" style:family="paragraph" style:parent-style-name="Standard">
      <style:text-properties fo:font-size="15pt" officeooo:rsid="0008fa10" officeooo:paragraph-rsid="00150ba2" style:font-size-asian="15pt" style:font-size-complex="15pt"/>
    </style:style>
    <style:style style:name="P5" style:family="paragraph" style:parent-style-name="Standard">
      <style:text-properties fo:font-size="15pt" officeooo:rsid="000a22e9" officeooo:paragraph-rsid="00150ba2" style:font-size-asian="15pt" style:font-size-complex="15pt"/>
    </style:style>
    <style:style style:name="P6" style:family="paragraph" style:parent-style-name="Standard">
      <style:text-properties fo:font-size="15pt" officeooo:rsid="000a22e9" officeooo:paragraph-rsid="00161d8e" style:font-size-asian="15pt" style:font-size-complex="15pt"/>
    </style:style>
    <style:style style:name="P7" style:family="paragraph" style:parent-style-name="Standard">
      <style:text-properties fo:font-size="15pt" officeooo:rsid="000b6e5e" officeooo:paragraph-rsid="00150ba2" style:font-size-asian="15pt" style:font-size-complex="15pt"/>
    </style:style>
    <style:style style:name="P8" style:family="paragraph" style:parent-style-name="Standard">
      <style:text-properties fo:font-size="15pt" officeooo:rsid="000c11f8" officeooo:paragraph-rsid="00150ba2" style:font-size-asian="15pt" style:font-size-complex="15pt"/>
    </style:style>
    <style:style style:name="P9" style:family="paragraph" style:parent-style-name="Standard">
      <style:text-properties fo:font-size="15pt" officeooo:rsid="000c11f8" officeooo:paragraph-rsid="00161d8e" style:font-size-asian="15pt" style:font-size-complex="15pt"/>
    </style:style>
    <style:style style:name="P10" style:family="paragraph" style:parent-style-name="Standard">
      <style:text-properties fo:font-size="15pt" officeooo:rsid="000dbbfe" officeooo:paragraph-rsid="00150ba2" style:font-size-asian="15pt" style:font-size-complex="15pt"/>
    </style:style>
    <style:style style:name="P11" style:family="paragraph" style:parent-style-name="Standard">
      <style:text-properties fo:font-size="15pt" officeooo:paragraph-rsid="00161d8e" style:font-size-asian="15pt" style:font-size-complex="15pt"/>
    </style:style>
    <style:style style:name="P12" style:family="paragraph" style:parent-style-name="Standard">
      <style:text-properties fo:font-size="15pt" officeooo:rsid="000e49e4" officeooo:paragraph-rsid="00161d8e" style:font-size-asian="15pt" style:font-size-complex="15pt"/>
    </style:style>
    <style:style style:name="P13" style:family="paragraph" style:parent-style-name="Standard">
      <style:text-properties fo:font-size="15pt" fo:font-weight="normal" officeooo:rsid="0008fa10" officeooo:paragraph-rsid="00150ba2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150ba2" officeooo:paragraph-rsid="00150ba2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17cadc" officeooo:paragraph-rsid="0017cadc" style:font-size-asian="15pt" style:font-weight-asian="normal" style:font-size-complex="15pt" style:font-weight-complex="normal"/>
    </style:style>
    <style:style style:name="P16" style:family="paragraph" style:parent-style-name="Standard" style:list-style-name="L2">
      <style:text-properties fo:font-size="15pt" fo:font-weight="normal" officeooo:rsid="0017cadc" officeooo:paragraph-rsid="0017cadc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bold" officeooo:rsid="00150ba2" officeooo:paragraph-rsid="00150ba2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5c2da" officeooo:paragraph-rsid="0015c2da" style:font-size-asian="13.1000003814697pt" style:font-weight-asian="bold" style:font-size-complex="15pt" style:font-weight-complex="bold"/>
    </style:style>
    <style:style style:name="P19" style:family="paragraph" style:parent-style-name="Standard" style:list-style-name="L1">
      <style:text-properties fo:font-size="15pt" fo:font-weight="bold" officeooo:rsid="0015c2da" officeooo:paragraph-rsid="0015c2da" style:font-size-asian="13.1000003814697pt" style:font-weight-asian="bold" style:font-size-complex="15pt" style:font-weight-complex="bold"/>
    </style:style>
    <style:style style:name="P20" style:family="paragraph" style:parent-style-name="Standard" style:list-style-name="L1">
      <style:text-properties fo:font-size="15pt" fo:font-weight="bold" officeooo:rsid="00161d8e" officeooo:paragraph-rsid="00161d8e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161d8e" officeooo:paragraph-rsid="00161d8e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6pt" fo:font-weight="bold" officeooo:rsid="00150ba2" officeooo:paragraph-rsid="00150ba2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fa10" style:font-weight-asian="normal" style:font-weight-complex="normal"/>
    </style:style>
    <style:style style:name="T4" style:family="text">
      <style:text-properties fo:font-weight="normal" officeooo:rsid="00161d8e" style:font-weight-asian="normal" style:font-weight-complex="normal"/>
    </style:style>
    <style:style style:name="T5" style:family="text">
      <style:text-properties officeooo:rsid="0015c2da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61d8e"/>
    </style:style>
    <style:style style:name="T9" style:family="text">
      <style:text-properties officeooo:rsid="0017a83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WhatsApp Configuration in CRM</text:p>
      <text:p text:style-name="P22"/>
      <text:p text:style-name="P14">Create a Whatsapp Module in CRM and start communicat<text:span text:style-name="T5">ing</text:span> with the user. We created a dynamic way of integration in CRM in a way that any client can enter their configuration details <text:span text:style-name="T5">in settings </text:span>and use freely. Through this whatsapp integration, we can send &amp; receive text, images, audio, video and document.</text:p>
      <text:p text:style-name="P14"/>
      <text:p text:style-name="P15">Here, we will integrate Meta Whatsapp and required details:</text:p>
      <text:list xml:id="list74726762" text:style-name="L2">
        <text:list-item>
          <text:p text:style-name="P16">Phone Number Id</text:p>
        </text:list-item>
        <text:list-item>
          <text:p text:style-name="P16">Verification Token</text:p>
        </text:list-item>
        <text:list-item>
          <text:p text:style-name="P16">Access Token</text:p>
        </text:list-item>
      </text:list>
      <text:p text:style-name="P17"/>
      <text:p text:style-name="P18">How to Create a Module?</text:p>
      <text:p text:style-name="P18"/>
      <text:list xml:id="list4330139" text:style-name="L1">
        <text:list-item>
          <text:p text:style-name="P19"><text:span text:style-name="T2">Open cmd terminal and login into server with credentials</text:span></text:p>
        </text:list-item>
        <text:list-item>
          <text:p text:style-name="P19"><text:span text:style-name="T2">Goto </text:span><text:span text:style-name="T6">var/www/html/CRM/vtlib/tools and execute “php console.php”</text:span></text:p>
        </text:list-item>
        <text:list-item>
          <text:p text:style-name="P19"><text:span text:style-name="T7">Select 1 from options <text:s/>and enter Module name and one field name in the module</text:span></text:p>
        </text:list-item>
        <text:list-item>
          <text:p text:style-name="P20"><text:span text:style-name="T7">We need to create additional required fields using script or in CRM settings.</text:span></text:p>
        </text:list-item>
      </text:list>
      <text:p text:style-name="P21"><text:span text:style-name="T7"/></text:p>
      <text:p text:style-name="P1">Create a <text:span text:style-name="T8">Whatsapp</text:span> module under integration in CRM Settings.</text:p>
      <text:p text:style-name="P1"/>
      <text:p text:style-name="P1">/modules/<text:span text:style-name="T8">Whatsapp</text:span>/<text:span text:style-name="T8">Whatsapp</text:span>.php</text:p>
      <text:p text:style-name="P1"/>
      <text:p text:style-name="P2">Add following code:</text:p>
      <text:p text:style-name="P1"/>
      <text:p text:style-name="P3">protected function <text:span text:style-name="T1">registerSettingsLink</text:span>($moduleName) {</text:p>
      <text:p text:style-name="P3"><text:s text:c="8"/>$adb = PearDatabase::getInstance();</text:p>
      <text:p text:style-name="P3"/>
      <text:p text:style-name="P3"><text:s text:c="8"/>$fieldid = $adb-&gt;getUniqueID('vtiger_settings_field');</text:p>
      <text:p text:style-name="P3"><text:s text:c="8"/>$blockid = getSettingsBlockId('LBL_INTEGRATION');</text:p>
      <text:p text:style-name="P3"><text:s text:c="8"/>$seq_res = $adb-&gt;pquery("SELECT max(sequence) AS max_seq FROM vtiger_settings_field WHERE blockid = ?", array($blockid));</text:p>
      <text:p text:style-name="P3"><text:s text:c="8"/>if ($adb-&gt;num_rows($seq_res) &gt; 0) {</text:p>
      <text:p text:style-name="P3"><text:s text:c="12"/>$cur_seq = $adb-&gt;query_result($seq_res, 0, 'max_seq');</text:p>
      <text:p text:style-name="P3"><text:s text:c="12"/>if ($cur_seq != null)</text:p>
      <text:p text:style-name="P3"><text:s text:c="16"/>$seq = $cur_seq + 1;</text:p>
      <text:p text:style-name="P3"><text:s text:c="8"/>}</text:p>
      <text:p text:style-name="P3"><text:s text:c="8"/>$result = $adb-&gt;pquery('SELECT 1 FROM vtiger_settings_field WHERE name=?', array($moduleName));</text:p>
      <text:p text:style-name="P3"><text:s text:c="8"/>if (!$adb-&gt;num_rows($result)) {</text:p>
      <text:p text:style-name="P3"><text:soft-page-break/><text:s text:c="12"/>$adb-&gt;pquery('INSERT INTO vtiger_settings_field(fieldid, blockid, name, iconpath, description, linkto, sequence)</text:p>
      <text:p text:style-name="P11"><text:s text:c="24"/>VALUES (?,?,?,?,?,?,?)', array($fieldid, $blockid, '<text:span text:style-name="T8">Whatsapp</text:span>', '', '<text:span text:style-name="T8">Whatsapp</text:span>', 'index.php?parent=Settings&amp;module=<text:span text:style-name="T8">Whatsapp</text:span>&amp;view=List', $seq));</text:p>
      <text:p text:style-name="P3"><text:s text:c="8"/>}</text:p>
      <text:p text:style-name="P3"><text:s text:c="8"/></text:p>
      <text:p text:style-name="P3"><text:s text:c="4"/>}</text:p>
      <text:p text:style-name="P3"/>
      <text:p text:style-name="P4">Call <text:s/><text:span text:style-name="T1">registerSettingsLink </text:span><text:span text:style-name="T2">function in module.disabled condition as:</text:span></text:p>
      <text:p text:style-name="P13"><text:tab/></text:p>
      <text:p text:style-name="P3"><text:span text:style-name="T3"><text:tab/><text:tab/></text:span>$this-&gt;registerSettingsLink($moduleName);</text:p>
      <text:p text:style-name="P3"/>
      <text:p text:style-name="P6">Save the file, goto CRM Settings ---&gt; Modules ---&gt;Uncheck the <text:span text:style-name="T8">Whatsapp</text:span> module</text:p>
      <text:p text:style-name="P5"/>
      <text:p text:style-name="P6">It’ll create <text:span text:style-name="T9">whatsapp</text:span> function now in CRM settings, then enable the <text:span text:style-name="T8">Whatsapp</text:span> module by clicking on checkbox.</text:p>
      <text:p text:style-name="P5"/>
      <text:p text:style-name="P5"/>
      <text:p text:style-name="P7">Created details, we can see in vtiger_settings_field:</text:p>
      <text:p text:style-name="P7"/>
      <text:p text:style-name="P7">fieldid ---&gt; auto increment value</text:p>
      <text:p text:style-name="P7">blockid ----&gt; under which module we need to add (6 is for Integration, we can see in vtiger_settings_block)</text:p>
      <text:p text:style-name="P7"/>
      <text:p text:style-name="P9">Create a <text:span text:style-name="T8">Whatsapp</text:span> folder inside /modules/Settings/:</text:p>
      <text:p text:style-name="P9">Follow MVC architecture, creating models, views, actions inside <text:span text:style-name="T8">Whatsapp</text:span> folder.</text:p>
      <text:p text:style-name="P8"/>
      <text:p text:style-name="P8">In modules, Module.php -----&gt; Database (Code related to MySQL)</text:p>
      <text:p text:style-name="P8">In Actions, saveAjax.php -----&gt; onclick function of button in views</text:p>
      <text:p text:style-name="P8">In Views, List.php -----&gt; Display of fields</text:p>
      <text:p text:style-name="P8"><text:tab/> <text:s text:c="3"/>Edit.php ------&gt; Allowing to edit the configuration and save (Calling saveAjax in Actions)</text:p>
      <text:p text:style-name="P8"/>
      <text:p text:style-name="P9">Create a <text:span text:style-name="T8">Whatsapp</text:span> folder inside /layouts/v7/modules/Settings:</text:p>
      <text:p text:style-name="P8"/>
      <text:p text:style-name="P8">List.tpl -----&gt; (UI)Display of fields</text:p>
      <text:p text:style-name="P8">Edit.tpl ------&gt; (UI)Allowing to edit the configuration and save (Calling saveAjax in Actions)</text:p>
      <text:p text:style-name="P10">resources----&gt;index.js ---&gt; On click functions</text:p>
      <text:p text:style-name="P12"><text:soft-page-break/><text:span text:style-name="T2">On </text:span><text:span text:style-name="T4">sending and receiving whatsapp messages</text:span><text:span text:style-name="T2"> ---&gt; get </text:span><text:span text:style-name="T4">Whatsapp</text:span><text:span text:style-name="T2">Configuration details from DB using that functio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9:48:36.121809972</meta:creation-date>
    <dc:date>2023-03-30T10:27:08.560449619</dc:date>
    <meta:editing-duration>PT8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397" meta:character-count="3075" meta:non-whitespace-character-count="2575"/>
  </office:meta>
</office:document-meta>
</file>